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37b1"/>
    </style:style>
    <style:style style:name="P2" style:family="paragraph" style:parent-style-name="Standard">
      <style:text-properties fo:font-style="normal" officeooo:rsid="001637b1" officeooo:paragraph-rsid="001637b1" style:font-style-asian="normal" style:font-style-complex="normal"/>
    </style:style>
    <style:style style:name="P3" style:family="paragraph" style:parent-style-name="Standard">
      <style:text-properties fo:font-style="normal" officeooo:rsid="001637b1" officeooo:paragraph-rsid="00194d6b" style:font-style-asian="normal" style:font-style-complex="normal"/>
    </style:style>
    <style:style style:name="P4" style:family="paragraph" style:parent-style-name="Standard" style:list-style-name="L1">
      <style:text-properties fo:font-style="normal" officeooo:rsid="001637b1" officeooo:paragraph-rsid="00194d6b" style:font-style-asian="normal" style:font-style-complex="normal"/>
    </style:style>
    <style:style style:name="P5" style:family="paragraph" style:parent-style-name="Standard" style:list-style-name="L1">
      <style:text-properties fo:font-style="normal" officeooo:rsid="001769fe" officeooo:paragraph-rsid="00194d6b" fo:background-color="transparent" style:font-style-asian="normal" style:font-style-complex="normal"/>
    </style:style>
    <style:style style:name="P6" style:family="paragraph" style:parent-style-name="Standard">
      <style:text-properties fo:font-style="normal" officeooo:rsid="001769fe" officeooo:paragraph-rsid="00194d6b" fo:background-color="transparent" style:font-style-asian="normal" style:font-style-complex="normal"/>
    </style:style>
    <style:style style:name="P7" style:family="paragraph" style:parent-style-name="Standard">
      <style:text-properties fo:font-style="normal" officeooo:rsid="00210d24" officeooo:paragraph-rsid="00210d24" fo:background-color="transparent" style:font-style-asian="normal" style:font-style-complex="normal"/>
    </style:style>
    <style:style style:name="P8" style:family="paragraph" style:parent-style-name="Standard" style:list-style-name="L1">
      <style:text-properties officeooo:rsid="001637b1" officeooo:paragraph-rsid="00194d6b"/>
    </style:style>
    <style:style style:name="T1" style:family="text">
      <style:text-properties officeooo:rsid="001637b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37b1" style:font-style-asian="italic" style:font-style-complex="italic"/>
    </style:style>
    <style:style style:name="T4" style:family="text">
      <style:text-properties fo:font-style="italic" style:text-underline-style="none" officeooo:rsid="001d5093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637b1" style:font-style-asian="normal" style:font-style-complex="normal"/>
    </style:style>
    <style:style style:name="T7" style:family="text">
      <style:text-properties fo:font-style="normal" officeooo:rsid="00194d6b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officeooo:rsid="001769fe" fo:background-color="transparent" loext:char-shading-value="0" style:font-style-asian="normal" style:font-style-complex="normal"/>
    </style:style>
    <style:style style:name="T10" style:family="text">
      <style:text-properties fo:font-style="normal" officeooo:rsid="00194d6b" fo:background-color="transparent" loext:char-shading-value="0" style:font-style-asian="normal" style:font-style-complex="normal"/>
    </style:style>
    <style:style style:name="T11" style:family="text">
      <style:text-properties officeooo:rsid="001c9e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code assumes the following directory structure: The data should be stored within the project directory within a directory named </text:span><text:span text:style-name="T3">Data</text:span><text:span text:style-name="T6">. The script is to be run from within the project directory, which will create a </text:span><text:span text:style-name="T3">Results</text:span><text:span text:style-name="T6"> directory within the project directory.</text:span></text:p>
      <text:p text:style-name="P2"/>
      <text:p text:style-name="P3">The scripts should be run in the following order: </text:p>
      <text:list xml:id="list1620184841" text:style-name="L1">
        <text:list-item>
          <text:p text:style-name="P8"><text:span text:style-name="T5">Before plotting of expression heatmaps and enrichment calculation the scripts regulons.py (creates regulons), milestones.R followed by milestones.py (together create milestones </text:span><text:span text:style-name="T7">gene sets</text:span><text:span text:style-name="T5">), </text:span><text:span text:style-name="T7">disaggregation.R (creates disaggregation gene sets), </text:span><text:span text:style-name="T5">and averaged_data.py (creates data averaged across replicates for plotting) should be run. </text:span></text:p>
        </text:list-item>
        <text:list-item>
          <text:p text:style-name="P8"><text:span text:style-name="T5">Regulons data should then be analyzed with Orange (regulons.ows) to produce final regulons. The regulons data used in the study is stored in the</text:span><text:span text:style-name="T8"> </text:span><text:span text:style-name="T4">Results/regulons</text:span><text:span text:style-name="T2"> </text:span><text:span text:style-name="T5">folder. </text:span></text:p>
        </text:list-item>
        <text:list-item>
          <text:p text:style-name="P4">Expression can then be plotted with heatmaps.R. <text:span text:style-name="T11">This also re-orders the regulons.</text:span></text:p>
        </text:list-item>
        <text:list-item>
          <text:p text:style-name="P8"><text:span text:style-name="T9">Afterwards enrichment can be analyzed with enrichment.ipynb. </text:span><text:span text:style-name="T10">To use the same data from external databases as in the paper the source code of orange3-bioinformatics library must be modified. For this change the variable “version” to “version = '2020_04_05' “ in the file orangecontrib/bioinformatics/utils/serverfiles.py. </text:span></text:p>
        </text:list-item>
        <text:list-item>
          <text:p text:style-name="P5">The PC1 vs time plots can be created at any time using PC1vsTime_plots.py. </text:p>
        </text:list-item>
      </text:list>
      <text:p text:style-name="P6"/>
      <text:p text:style-name="P7">Analyses that use PyNNDescent may give slightly different results compared to the paper, as random seed was not set in the pap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09:57:06.690347314</meta:creation-date>
    <dc:date>2020-06-29T14:19:56.539688310</dc:date>
    <meta:editing-duration>PT13H51M18S</meta:editing-duration>
    <meta:editing-cycles>7</meta:editing-cycles>
    <meta:generator>LibreOffice/6.0.7.3$Linux_X86_64 LibreOffice_project/00m0$Build-3</meta:generator>
    <dc:creator>Karin Hrovatin</dc:creator>
    <meta:document-statistic meta:table-count="0" meta:image-count="0" meta:object-count="0" meta:page-count="1" meta:paragraph-count="8" meta:word-count="211" meta:character-count="1428" meta:non-whitespace-character-count="1225"/>
  </office:meta>
</office:document-meta>
</file>